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complex="Times New Roman2"/>
    </style:style>
    <style:style style:name="P3" style:family="paragraph" style:parent-style-name="Standard">
      <style:paragraph-properties fo:text-align="center" style:justify-single-word="false"/>
      <style:text-properties style:font-name-complex="Times New Roman2"/>
    </style:style>
    <style:style style:name="P4" style:family="paragraph" style:parent-style-name="Standard">
      <style:paragraph-properties fo:text-align="justify" style:justify-single-word="false"/>
      <style:text-properties fo:font-size="14pt" style:font-size-asian="14pt" style:font-name-complex="Times New Roman2" style:font-size-complex="14pt"/>
    </style:style>
    <style:style style:name="P5" style:family="paragraph" style:parent-style-name="Standard">
      <style:paragraph-properties fo:text-align="end" style:justify-single-word="false"/>
      <style:text-properties fo:font-size="14pt" style:font-size-asian="14pt" style:font-name-complex="Times New Roman2" style:font-size-complex="14pt"/>
    </style:style>
    <style:style style:name="P6" style:family="paragraph" style:parent-style-name="Standard">
      <style:paragraph-properties fo:text-align="center" style:justify-single-word="false"/>
      <style:text-properties fo:font-size="14pt" style:font-size-asian="14pt" style:font-name-complex="Times New Roman2" style:font-size-complex="14pt"/>
    </style:style>
    <style:style style:name="P7" style:family="paragraph" style:parent-style-name="Standard">
      <style:paragraph-properties fo:text-align="center" style:justify-single-word="false"/>
      <style:text-properties fo:font-size="14pt" fo:language="ru" fo:country="RU" style:font-size-asian="14pt" style:font-name-complex="Times New Roman2" style:font-size-complex="14pt"/>
    </style:style>
    <style:style style:name="P8" style:family="paragraph" style:parent-style-name="Standard">
      <style:paragraph-properties fo:text-align="end" style:justify-single-word="false"/>
      <style:text-properties fo:font-size="14pt" fo:language="ru" fo:country="RU" style:font-size-asian="14pt" style:font-name-complex="Times New Roman2" style:font-size-complex="14pt"/>
    </style:style>
    <style:style style:name="P9" style:family="paragraph" style:parent-style-name="Standard">
      <style:paragraph-properties fo:line-height="100%"/>
      <style:text-properties style:font-name="Times New Roman" fo:font-size="12pt" style:font-size-asian="12pt" style:font-name-complex="Times New Roman2" style:font-size-complex="12pt"/>
    </style:style>
    <style:style style:name="P10" style:family="paragraph" style:parent-style-name="Standard">
      <style:paragraph-properties fo:line-height="100%"/>
      <style:text-properties style:font-name="Times New Roman" fo:font-size="14pt" fo:font-weight="bold" style:font-size-asian="14pt" style:font-weight-asian="bold" style:font-name-complex="Times New Roman2" style:font-size-complex="14pt"/>
    </style:style>
    <style:style style:name="P11" style:family="paragraph" style:parent-style-name="Standard">
      <style:paragraph-properties fo:line-height="100%"/>
    </style:style>
    <style:style style:name="P12" style:family="paragraph" style:parent-style-name="Text_20_body">
      <style:paragraph-properties fo:margin-left="0cm" fo:margin-right="0cm" fo:text-align="justify" style:justify-single-word="false" fo:text-indent="1.27cm" style:auto-text-indent="false"/>
    </style:style>
    <style:style style:name="P13" style:family="paragraph" style:parent-style-name="Text_20_body">
      <style:paragraph-properties fo:margin-left="0cm" fo:margin-right="0cm" fo:margin-top="0cm" fo:margin-bottom="0cm" fo:text-align="justify" style:justify-single-word="false" fo:text-indent="1.251cm" style:auto-text-indent="false"/>
      <style:text-properties style:font-name="Times New Roman" fo:font-size="12pt" style:font-size-asian="12pt" style:font-name-complex="Times New Roman2" style:font-size-complex="12pt"/>
    </style:style>
    <style:style style:name="P14" style:family="paragraph" style:parent-style-name="Heading_20_2">
      <style:paragraph-properties fo:margin-left="0cm" fo:margin-right="0cm" fo:margin-top="0.071cm" fo:margin-bottom="0.499cm" fo:text-indent="1.27cm" style:auto-text-indent="false"/>
      <style:text-properties style:font-name="Times New Roman1" fo:font-size="12pt"/>
    </style:style>
    <style:style style:name="P15" style:family="paragraph" style:parent-style-name="Heading_20_2">
      <style:paragraph-properties fo:margin-left="1.251cm" fo:margin-right="0cm" fo:margin-top="0.071cm" fo:margin-bottom="0.499cm" fo:text-indent="1.27cm" style:auto-text-indent="false"/>
      <style:text-properties style:font-name="Times New Roman1" fo:font-size="12pt"/>
    </style:style>
    <style:style style:name="P16" style:family="paragraph" style:parent-style-name="Heading_20_3">
      <style:text-properties fo:font-size="14pt" style:font-size-asian="14pt" style:font-size-complex="14pt"/>
    </style:style>
    <style:style style:name="P17" style:family="paragraph" style:parent-style-name="Heading_20_1">
      <style:paragraph-properties fo:margin-left="0cm" fo:margin-right="0cm" fo:margin-top="0cm" fo:margin-bottom="0cm" fo:text-align="justify" style:justify-single-word="false" fo:text-indent="1.251cm" style:auto-text-indent="false"/>
    </style:style>
    <style:style style:name="P18" style:family="paragraph" style:parent-style-name="Standard" style:master-page-name="Standard">
      <style:paragraph-properties fo:text-align="center" style:justify-single-word="false" style:page-number="auto"/>
      <style:text-properties style:font-name-complex="Times New Roman2"/>
    </style:style>
    <style:style style:name="P19" style:family="paragraph" style:parent-style-name="Standard">
      <style:paragraph-properties fo:line-height="100%"/>
      <style:text-properties style:font-name="Times New Roman" fo:font-size="14pt" fo:font-weight="bold" style:font-size-asian="14pt" style:font-weight-asian="bold" style:font-name-complex="Times New Roman2" style:font-size-complex="14pt"/>
    </style:style>
    <style:style style:name="P20"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1" fo:font-size="12pt" fo:language="en" fo:country="US" fo:font-weight="bold" style:font-size-asian="26pt" style:font-weight-asian="bold" style:font-name-complex="Times New Roman2" style:font-size-complex="26pt" style:font-weight-complex="bold"/>
    </style:style>
    <style:style style:name="P21" style:family="paragraph" style:parent-style-name="Text_20_body">
      <style:paragraph-properties fo:margin-left="0cm" fo:margin-right="0cm" fo:margin-top="0cm" fo:margin-bottom="0cm" fo:text-align="center" style:justify-single-word="false" fo:text-indent="0cm" style:auto-text-indent="false"/>
      <style:text-properties fo:font-size="26pt" style:font-size-asian="26pt" style:font-size-complex="26pt"/>
    </style:style>
    <style:style style:name="P22" style:family="paragraph" style:parent-style-name="Text_20_body">
      <style:paragraph-properties fo:margin-left="0cm" fo:margin-right="0cm" fo:margin-top="0cm" fo:margin-bottom="0cm" fo:text-align="justify" style:justify-single-word="false" fo:text-indent="1.251cm" style:auto-text-indent="false"/>
      <style:text-properties style:font-name="Times New Roman1" fo:font-size="12pt" style:font-name-complex="Times New Roman2"/>
    </style:style>
    <style:style style:name="P23" style:family="paragraph" style:parent-style-name="Text_20_body">
      <style:paragraph-properties fo:margin-left="0cm" fo:margin-right="0cm" fo:margin-top="0cm" fo:margin-bottom="0cm" fo:text-align="justify" style:justify-single-word="false" fo:text-indent="1.251cm" style:auto-text-indent="false"/>
    </style:style>
    <style:style style:name="P24" style:family="paragraph" style:parent-style-name="Text_20_body">
      <style:paragraph-properties fo:margin-left="0cm" fo:margin-right="0cm" fo:text-align="justify" style:justify-single-word="false" fo:text-indent="1.27cm" style:auto-text-indent="false"/>
    </style:style>
    <style:style style:name="P25" style:family="paragraph" style:parent-style-name="Text_20_body">
      <style:paragraph-properties fo:margin-left="1.251cm" fo:margin-right="0cm" fo:text-align="justify" style:justify-single-word="false" fo:text-indent="1.27cm" style:auto-text-indent="false"/>
    </style:style>
    <style:style style:name="T1" style:family="text">
      <style:text-properties fo:font-size="14pt" style:font-size-asian="14pt" style:font-name-complex="Times New Roman2" style:font-size-complex="14pt"/>
    </style:style>
    <style:style style:name="T2" style:family="text">
      <style:text-properties fo:font-size="14pt" fo:language="ru" fo:country="RU" style:font-size-asian="14pt" style:font-name-complex="Times New Roman2" style:font-size-complex="14pt"/>
    </style:style>
    <style:style style:name="T3" style:family="text">
      <style:text-properties fo:font-size="14pt" fo:language="en" fo:country="US" style:font-size-asian="14pt" style:font-name-complex="Times New Roman2" style:font-size-complex="14pt"/>
    </style:style>
    <style:style style:name="T4" style:family="text">
      <style:text-properties fo:language="en" fo:country="US"/>
    </style:style>
    <style:style style:name="T5" style:family="text">
      <style:text-properties style:font-name="Times New Roman" fo:font-size="12pt" fo:language="en" fo:country="US" style:font-size-asian="12pt" style:font-name-complex="Times New Roman2" style:font-size-complex="12pt"/>
    </style:style>
    <style:style style:name="T6" style:family="text">
      <style:text-properties style:font-name="Times New Roman" fo:font-size="14pt" fo:language="en" fo:country="US" fo:font-weight="bold" style:font-size-asian="14pt" style:font-weight-asian="bold" style:font-name-complex="Times New Roman2" style:font-size-complex="14pt" style:font-weight-complex="bold"/>
    </style:style>
    <style:style style:name="T7" style:family="text">
      <style:text-properties style:font-name="Times New Roman1"/>
    </style:style>
    <style:style style:name="T8" style:family="text">
      <style:text-properties style:font-name="Times New Roman1" fo:font-size="12pt"/>
    </style:style>
    <style:style style:name="T9" style:family="text">
      <style:text-properties style:font-name="Times New Roman1" fo:font-size="12pt" style:font-name-complex="Times New Roman2"/>
    </style:style>
    <style:style style:name="T10" style:family="text">
      <style:text-properties style:font-name="Times New Roman1" fo:font-size="12pt" fo:language="en" fo:country="US"/>
    </style:style>
    <style:style style:name="T11" style:family="text">
      <style:text-properties style:font-name="Times New Roman1" fo:font-size="12pt" fo:language="en" fo:country="US" style:font-name-complex="Times New Roman2"/>
    </style:style>
    <style:style style:name="T12" style:family="text">
      <style:text-properties style:font-name="Times New Roman1" fo:language="en" fo:country="US"/>
    </style:style>
    <style:style style:name="T13" style:family="text">
      <style:text-properties fo:color="#000000" style:font-name="Times New Roman1" fo:font-size="26pt" fo:language="en" fo:country="US" fo:font-weight="bold" style:font-size-asian="26pt" style:font-weight-asian="bold" style:font-name-complex="Times New Roman2" style:font-size-complex="26pt" style:font-weight-complex="bold"/>
    </style:style>
    <style:style style:name="T14" style:family="text">
      <style:text-properties style:font-name-complex="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Министерство науки <text:s/>и высшего образования Российской Федерации</text:p>
      <text:p text:style-name="P3">Федеральное государственное бюджетное образовательное учреждение</text:p>
      <text:p text:style-name="P3">высшего образования «Новгородский Государственный Университет имени Ярослава Мудрого»</text:p>
      <text:p text:style-name="P4"/>
      <text:p text:style-name="P1"><text:span text:style-name="T1">Кафедра </text:span><text:span text:style-name="T2">информационных технологий и систем</text:span></text:p>
      <text:p text:style-name="P2"/>
      <text:p text:style-name="P2"/>
      <text:p text:style-name="P2"/>
      <text:p text:style-name="P2"/>
      <text:p text:style-name="P2"/>
      <text:p text:style-name="P2"/>
      <text:p text:style-name="P2"/>
      <text:p text:style-name="P2"/>
      <text:p text:style-name="P2"/>
      <text:p text:style-name="P2"/>
      <text:p text:style-name="P20"/>
      <text:p text:style-name="P21"><text:span text:style-name="T7">Клиент-сервер. Создание </text:span><text:span text:style-name="T12">Web</text:span><text:span text:style-name="T7">-серверов.</text:span> </text:p>
      <text:p text:style-name="P1"><text:span text:style-name="T2">Лабораторная работа №</text:span><text:span text:style-name="T3">12</text:span><text:span text:style-name="T2"> по дисциплине</text:span></text:p>
      <text:p text:style-name="P7">Операционные системы </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Выполнили студенты гр. 8091</text:p>
      <text:p text:style-name="P8">Кулаков Игорь Юрьевич</text:p>
      <text:p text:style-name="P5"/>
      <text:p text:style-name="P5">_________________/______________________/</text:p>
      <text:p text:style-name="P6"/>
      <text:p text:style-name="P6"/>
      <text:p text:style-name="P1"><text:span text:style-name="T1">Принял</text:span><text:span text:style-name="T2"> </text:span></text:p>
      <text:p text:style-name="P5">_________________/______________________/</text:p>
      <text:p text:style-name="P2"/>
      <text:p text:style-name="P2"/>
      <text:list xml:id="list8449516934627131552" text:style-name="Outline">
        <text:list-item>
          <text:list>
            <text:list-item>
              <text:list>
                <text:list-item>
                  <text:h text:style-name="P16" text:outline-level="3">Великий Новгород</text:h>
                </text:list-item>
                <text:list-item>
                  <text:h text:style-name="P16" text:outline-level="3">2020</text:h>
                </text:list-item>
              </text:list>
            </text:list-item>
          </text:list>
        </text:list-item>
      </text:list>
      <text:p text:style-name="P9"/>
      <text:list xml:id="list43665498" text:continue-numbering="true" text:style-name="Outline">
        <text:list-item>
          <text:h text:style-name="P17" text:outline-level="1"><text:bookmark text:name="_Toc311745016"/><text:soft-page-break/><text:span text:style-name="T9">Лабораторная работа №12 –«Клиент-сервер. Создание </text:span><text:span text:style-name="T11">Web</text:span><text:span text:style-name="T9">-серверов.»</text:span></text:h>
          <text:list>
            <text:list-item>
              <text:h text:style-name="P15" text:outline-level="2"><text:bookmark text:name="_Toc311745017"/>Задание на лабораторную работу</text:h>
            </text:list-item>
          </text:list>
        </text:list-item>
      </text:list>
      <text:p text:style-name="P25">Написать программу-клиент и программу-сервер для выполнения следующей задачи: сервер запускается и ждёт запросов от клиентов; клиент подключается к серверу и может запрашивать файлы, находящиеся на сервере (в папке с программой-сервером), задавая полное имя файла; если файл найден, сервер передаёт файл клиенту, если не найден, то сервер возвращает сообщение о том, что файл не найден.</text:p>
      <text:p text:style-name="P25">Сервер должен параллельно обслуживать несколько клиентов (для каждого свой процесс). Клиент может запрашивать файлы последовательно вводя имена. Выход из программы клиента можно осуществить по текстовой команде (например, «exit»). Сервер так же должен иметь возможность вводить команды (например, для закрытия программы-сервера).</text:p>
      <text:p text:style-name="P25">Протокол транспортного уровня – TCP.</text:p>
      <text:p text:style-name="P25">При запуске программы-сервера через параметры командной строки передаётся порт, на котором будет работать сервер. Если данный порт занят, программа-сервер должна получить порт по усмотрению системы. При успешном запуске сервер должен выдать на экран номер порта, на котором он работает.</text:p>
      <text:p text:style-name="P25">При запуске программы-клиента через параметры командной строки передаётся <text:span text:style-name="T4">IP</text:span>-адрес и порт (сокет) программы-сервера в формате &lt;<text:span text:style-name="T4">IP</text:span>-address&gt;:&lt;port&gt; (например, 192.168.0.100:4242).</text:p>
      <text:p text:style-name="P23"><text:span text:style-name="T9"/></text:p>
      <text:p text:style-name="P22"/>
      <text:p text:style-name="P13"/>
      <text:p text:style-name="P10">Код: </text:p>
      <text:p text:style-name="P10">server.c</text:p>
      <text:p text:style-name="P11"><text:span text:style-name="T5">#include &lt;stdio.h&gt;<text:line-break/>#include &lt;sys/shm.h&gt;<text:line-break/>#include &lt;stdlib.h&gt;<text:line-break/>#include &lt;pthread.h&gt;<text:line-break/>#include &lt;unistd.h&gt;<text:line-break/>#include &lt;sys/types.h&gt;<text:line-break/>#include &lt;sys/wait.h&gt;<text:line-break/>#include &lt;string.h&gt;<text:line-break/>#include &lt;fcntl.h&gt;<text:line-break/>#include &lt;sys/stat.h&gt;<text:line-break/>#include &lt;sys/sem.h&gt;<text:line-break/>#include &lt;sys/msg.h&gt;<text:line-break/>#include &lt;sys/ipc.h&gt;<text:line-break/>#include &lt;fcntl.h&gt;<text:line-break/>#include &lt;sys/mman.h&gt;<text:line-break/>#include &lt;sys/stat.h&gt;<text:line-break/>#include &lt;signal.h&gt;<text:line-break/>#include &lt;sys/socket.h&gt;<text:line-break/>#include &lt;netinet/in.h&gt;<text:line-break/>#include &lt;arpa/inet.h&gt;<text:line-break/>#include &lt;errno.h&gt;<text:line-break/><text:line-break/><text:tab/>int main(int argc, char *argv[]) {<text:line-break/></text:span><text:soft-page-break/><text:span text:style-name="T5"><text:tab/> <text:s text:c="3"/>int listenfd = 0, connfd = 0;<text:line-break/><text:tab/> <text:s text:c="3"/>struct sockaddr_in serv_addr;<text:line-break/><text:tab/> <text:s text:c="3"/>char sendBuff[1025];<text:line-break/><text:tab/> <text:s text:c="3"/>time_t ticks;<text:line-break/><text:tab/> <text:s text:c="3"/>listenfd = socket(AF_INET, SOCK_STREAM, 0);<text:line-break/><text:tab/> <text:s text:c="3"/>memset(&amp;serv_addr, '0', sizeof(serv_addr));<text:line-break/><text:tab/> <text:s text:c="3"/>memset(sendBuff, '0', sizeof(sendBuff));<text:line-break/><text:line-break/><text:tab/> <text:s text:c="3"/>serv_addr.sin_family = AF_INET;<text:line-break/><text:tab/> <text:s text:c="3"/>serv_addr.sin_addr.s_addr = htonl(INADDR_ANY);<text:line-break/><text:tab/> <text:s text:c="3"/>serv_addr.sin_port = htons(atoi(argv[1]));<text:line-break/><text:tab/> <text:s text:c="3"/>bind(listenfd, (struct sockaddr*)&amp;serv_addr, sizeof(serv_addr));<text:line-break/><text:tab/> <text:s text:c="3"/>listen(listenfd, 10);<text:line-break/><text:line-break/><text:tab/> <text:s text:c="3"/>while(1) {<text:line-break/><text:tab/> <text:s text:c="7"/>connfd = accept(listenfd, (struct sockaddr*)NULL, NULL);<text:line-break/><text:tab/><text:tab/>printf("+\n");<text:line-break/><text:tab/><text:tab/>pid_t childId = fork();<text:line-break/> <text:s text:c="2"/><text:tab/><text:tab/>if (childId &lt; 0)<text:line-break/> <text:s text:c="2"/><text:tab/><text:tab/>{<text:line-break/> <text:s text:c="2"/><text:tab/><text:tab/> <text:s text:c="4"/>perror("error with fork()\n");<text:line-break/> <text:s text:c="3"/><text:tab/><text:tab/>}<text:line-break/> <text:s text:c="3"/><text:tab/><text:tab/>else if (childId &gt; 0)<text:line-break/> <text:s text:c="2"/><text:tab/><text:tab/> {<text:line-break/><text:tab/><text:tab/><text:tab/>printf("connect\n");<text:line-break/><text:tab/><text:tab/><text:tab/>printf("+\n");<text:line-break/> <text:s text:c="7"/><text:tab/><text:tab/>close(connfd);<text:line-break/> <text:s text:c="2"/><text:tab/><text:tab/> }<text:line-break/> <text:s text:c="2"/><text:tab/><text:tab/> else<text:line-break/> <text:s text:c="2"/><text:tab/><text:tab/> {<text:line-break/><text:tab/><text:tab/><text:tab/>while (1)<text:line-break/><text:tab/><text:tab/><text:tab/>{<text:line-break/><text:tab/><text:tab/><text:tab/>printf("+\n");<text:line-break/> <text:s text:c="3"/><text:tab/><text:tab/><text:tab/>int sizef;<text:line-break/><text:tab/><text:tab/><text:tab/>char namef[1000];<text:line-break/><text:tab/><text:tab/><text:tab/>read (connfd, namef, 1000*sizeof(char));<text:line-break/><text:tab/><text:tab/><text:tab/>printf("%s\n", namef);<text:line-break/><text:tab/><text:tab/><text:tab/>if (namef[0]=='.')<text:line-break/><text:tab/><text:tab/><text:tab/>{<text:line-break/><text:tab/><text:tab/><text:tab/><text:tab/>printf("close\n");<text:line-break/><text:tab/><text:tab/><text:tab/><text:tab/>close(connfd);<text:line-break/><text:tab/><text:tab/><text:tab/><text:tab/>exit(0);<text:line-break/><text:tab/><text:tab/><text:tab/>}<text:line-break/><text:tab/><text:tab/><text:tab/>int fmapd = open(namef, O_RDWR);<text:line-break/> <text:s text:c="6"/><text:tab/><text:tab/><text:tab/>if (fmapd &lt; 0)<text:line-break/> <text:s text:c="7"/><text:tab/><text:tab/>{<text:line-break/><text:tab/><text:tab/><text:tab/><text:tab/>int no[1];<text:line-break/><text:tab/><text:tab/><text:tab/><text:tab/>no[0] = htons(0);<text:line-break/><text:tab/><text:tab/><text:tab/><text:tab/>write (connfd, no, sizeof(int));<text:line-break/> <text:s text:c="7"/><text:tab/><text:tab/><text:tab/>perror("error with open of map file\n");<text:line-break/> <text:s text:c="6"/><text:tab/><text:tab/><text:tab/><text:tab/>continue;<text:line-break/> <text:s text:c="6"/><text:tab/><text:tab/><text:tab/>}<text:line-break/></text:span><text:soft-page-break/><text:span text:style-name="T5"><text:tab/><text:tab/><text:tab/>printf("%d\n", fmapd);<text:line-break/><text:tab/><text:tab/><text:tab/>struct stat *stat1;<text:line-break/><text:tab/><text:tab/><text:tab/>fstat (fmapd, stat1);<text:line-break/><text:tab/><text:tab/><text:tab/>int maxdatalength[1];<text:line-break/><text:tab/><text:tab/><text:tab/>maxdatalength[0] = stat1-&gt;st_size;<text:line-break/><text:tab/><text:tab/><text:tab/>//printf ("%d\n", maxdatalength[0]);<text:line-break/><text:tab/><text:tab/><text:tab/>char *data = (char *)mmap(NULL, maxdatalength[0], PROT_WRITE | PROT_READ, MAP_SHARED, fmapd, 0);<text:line-break/> <text:s text:c="3"/><text:tab/><text:tab/><text:tab/>if (MAP_FAILED == data)<text:line-break/> <text:s/><text:tab/><text:tab/><text:tab/>{<text:line-break/> <text:s text:c="6"/><text:tab/><text:tab/><text:tab/><text:tab/> perror("error with mmap");<text:line-break/> <text:s text:c="6"/><text:tab/><text:tab/><text:tab/><text:tab/> return -2;<text:line-break/> <text:s text:c="3"/><text:tab/><text:tab/><text:tab/>}<text:line-break/><text:tab/><text:tab/><text:tab/><text:line-break/><text:tab/><text:tab/><text:tab/><text:line-break/><text:tab/><text:tab/><text:tab/>maxdatalength[0] = htons(maxdatalength[0]);<text:line-break/><text:tab/><text:tab/><text:tab/>write (connfd, maxdatalength, sizeof(int));<text:line-break/><text:tab/><text:tab/><text:tab/>printf ("%d\n", maxdatalength[0]);<text:line-break/><text:tab/><text:tab/><text:tab/>write (connfd, data, maxdatalength[0]);<text:line-break/><text:tab/><text:tab/><text:tab/>printf("+\n");<text:line-break/><text:tab/><text:tab/><text:tab/>close (fmapd);<text:line-break/><text:tab/><text:tab/><text:tab/>}<text:line-break/><text:tab/><text:tab/><text:tab/><text:line-break/> <text:s text:c="2"/><text:tab/><text:tab/> }<text:line-break/><text:tab/><text:tab/><text:line-break/><text:tab/> <text:s text:c="4"/>}<text:line-break/><text:tab/>}<text:line-break/></text:span><text:span text:style-name="T6">Client.c</text:span><text:span text:style-name="T5"><text:line-break/>#include &lt;stdio.h&gt;<text:line-break/>#include &lt;sys/shm.h&gt;<text:line-break/>#include &lt;stdlib.h&gt;<text:line-break/>#include &lt;pthread.h&gt;<text:line-break/>#include &lt;unistd.h&gt;<text:line-break/>#include &lt;sys/types.h&gt;<text:line-break/>#include &lt;sys/wait.h&gt;<text:line-break/>#include &lt;string.h&gt;<text:line-break/>#include &lt;fcntl.h&gt;<text:line-break/>#include &lt;sys/stat.h&gt;<text:line-break/>#include &lt;sys/sem.h&gt;<text:line-break/>#include &lt;sys/msg.h&gt;<text:line-break/>#include &lt;sys/ipc.h&gt;<text:line-break/>#include &lt;fcntl.h&gt;<text:line-break/>#include &lt;sys/mman.h&gt;<text:line-break/>#include &lt;sys/stat.h&gt;<text:line-break/>#include &lt;signal.h&gt;<text:line-break/>#include &lt;sys/socket.h&gt;<text:line-break/>#include &lt;netinet/in.h&gt;<text:line-break/>#include &lt;arpa/inet.h&gt;<text:line-break/>#include &lt;errno.h&gt;<text:line-break/><text:line-break/><text:tab/>int main(int argc, char *argv[]) {<text:line-break/><text:tab/> <text:s text:c="3"/>int sockfd = 0, n = 0;<text:line-break/></text:span><text:soft-page-break/><text:span text:style-name="T5"><text:tab/> <text:s text:c="3"/>char recvBuff[1024];<text:line-break/><text:tab/> <text:s text:c="3"/>struct sockaddr_in serv_addr;<text:line-break/><text:tab/> <text:s text:c="3"/>if(argc != 3) {<text:line-break/><text:tab/> <text:s text:c="7"/>printf("\n Usage: %s &lt;ip of server&gt; \n",argv[0]);<text:line-break/><text:tab/> <text:s text:c="7"/>return 1;<text:line-break/><text:tab/> <text:s text:c="3"/>}<text:line-break/><text:tab/> <text:s text:c="3"/>memset(recvBuff, '0',sizeof(recvBuff));<text:line-break/><text:tab/> <text:s text:c="3"/>if((sockfd = socket(AF_INET, SOCK_STREAM, 0)) &lt; 0)<text:line-break/><text:tab/> <text:s text:c="3"/>{<text:line-break/><text:tab/> <text:s text:c="7"/>printf("\n Error : Could not create socket \n");<text:line-break/><text:tab/> <text:s text:c="7"/>return 1;<text:line-break/><text:tab/> <text:s text:c="3"/>}<text:line-break/><text:tab/> <text:s text:c="3"/>memset(&amp;serv_addr, '0', sizeof(serv_addr));<text:line-break/><text:tab/> <text:s text:c="3"/>serv_addr.sin_family = AF_INET;<text:line-break/><text:tab/> <text:s text:c="3"/>serv_addr.sin_port = htons(atoi(argv[2]));<text:line-break/><text:tab/> <text:s text:c="3"/>if(inet_pton(AF_INET, argv[1], &amp;serv_addr.sin_addr)&lt;=0)<text:line-break/><text:tab/> <text:s text:c="3"/>{<text:line-break/><text:tab/> <text:s text:c="7"/>printf("\n inet_pton error occured\n");<text:line-break/><text:tab/> <text:s text:c="7"/>return 1;<text:line-break/><text:tab/> <text:s text:c="3"/>}<text:line-break/><text:tab/> printf("+\n");<text:line-break/><text:tab/> <text:s text:c="3"/>if( connect(sockfd, (struct sockaddr *)&amp;serv_addr, sizeof(serv_addr)) &lt; 0)<text:line-break/><text:tab/> <text:s text:c="3"/>{<text:line-break/><text:tab/> <text:s text:c="6"/>printf("\n Error : Connect Failed \n");<text:line-break/><text:tab/> <text:s text:c="6"/>return 1;<text:line-break/><text:tab/> <text:s text:c="3"/>}<text:line-break/><text:tab/>printf("+\n");<text:line-break/><text:tab/><text:line-break/><text:tab/> while (1)<text:line-break/><text:tab/>{<text:line-break/><text:tab/>int sizef[1];<text:line-break/><text:tab/>char namef[1000];<text:line-break/><text:tab/>scanf ("%s", namef);<text:line-break/><text:tab/>printf("Scanf\n");<text:line-break/><text:tab/>if (namef[0]=='.') break;<text:line-break/><text:tab/>printf("+\n");<text:line-break/><text:tab/>write(sockfd, namef, 1000*sizeof(char));<text:line-break/><text:tab/>sleep(1);<text:line-break/><text:tab/>read(sockfd, &amp;sizef[0], sizeof(int));<text:line-break/><text:tab/>sizef[0] = ntohs(sizef[0]);<text:line-break/><text:tab/>printf ("%d\n", sizef[0]);<text:line-break/><text:tab/>if (sizef[0]==0)<text:line-break/><text:tab/>{<text:line-break/><text:tab/><text:tab/>printf ("No file: %s\n", namef);<text:line-break/><text:tab/><text:tab/>continue;<text:line-break/><text:tab/>}<text:line-break/><text:tab/>//else <text:line-break/><text:tab/>//{<text:line-break/><text:tab/><text:tab/>//sizef[0] = ntohs(sizef[0]);<text:line-break/><text:tab/><text:tab/>printf ("%d\n", sizef[0]);<text:line-break/><text:tab/><text:tab/>char file[sizef[0]];<text:line-break/><text:tab/><text:tab/>read(sockfd, file, sizef[0]);<text:line-break/></text:span><text:soft-page-break/><text:span text:style-name="T5"><text:tab/><text:tab/>printf ("%s\n", file);<text:line-break/><text:tab/><text:tab/>int fmapd = open(namef, O_RDWR | O_CREAT, 0600);<text:line-break/><text:tab/><text:tab/>if (fmapd &lt; 0)<text:line-break/><text:tab/><text:tab/>{<text:line-break/><text:tab/><text:tab/><text:tab/><text:tab/>int no[1];<text:line-break/><text:tab/><text:tab/><text:tab/><text:tab/>no[0] = -1;<text:line-break/><text:tab/><text:tab/><text:tab/><text:tab/>write (sockfd, no, sizeof(int));<text:line-break/> <text:s text:c="7"/><text:tab/><text:tab/><text:tab/>perror("error with open of map file\n");<text:line-break/> <text:s text:c="6"/><text:tab/><text:tab/><text:tab/><text:tab/>exit(-1);<text:line-break/> <text:s text:c="6"/><text:tab/><text:tab/>}<text:line-break/><text:tab/><text:tab/>write (fmapd, file, sizef[0]);<text:line-break/><text:tab/><text:tab/>ftruncate(fmapd, sizef[0]);<text:line-break/><text:tab/><text:tab/>close (fmapd);<text:line-break/><text:tab/>//}<text:line-break/><text:tab/> <text:s text:c="2"/><text:line-break/><text:tab/>}<text:line-break/><text:tab/>char b[] = ".";<text:line-break/><text:tab/>write(sockfd, b, 1000*sizeof(char));<text:line-break/><text:tab/>close(sockfd);<text:line-break/><text:tab/> <text:s text:c="3"/>return 0;<text:line-break/><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style:font-name-asian="Times New Roman2" style:language-asian="ru" style:country-asian="RU" style:font-name-complex="Times New Roman2" style:font-size-complex="10pt"/>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style:font-name="Times New Roman" fo:font-size="12pt" fo:language="de" fo:country="DE" style:letter-kerning="true" style:font-name-asian="Times New Roman2" style:font-size-asian="12pt" style:language-asian="ru" style:country-asian="RU" style:font-name-complex="Times New Roman2" style:font-size-complex="10pt" style:language-complex="fa" style:country-complex="IR"/>
    </style:style>
    <style:style style:name="Заголовок_20_1_20_Знак" style:display-name="Заголовок 1 Знак" style:family="text" style:parent-style-name="Default_20_Paragraph_20_Font">
      <style:text-properties fo:color="#2e74b5" style:font-name="Calibri Light" fo:font-size="16pt" style:font-size-asian="16pt" style:font-size-complex="16pt"/>
    </style:style>
    <style:style style:name="Заголовок_20_2_20_Знак" style:display-name="Заголовок 2 Знак" style:family="text" style:parent-style-name="Default_20_Paragraph_20_Font">
      <style:text-properties fo:color="#2e74b5" style:font-name="Calibri Light" fo:font-size="13pt" style:font-size-asian="13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10</meta:editing-cycles>
    <meta:creation-date>2020-03-31T14:39:00</meta:creation-date>
    <dc:date>2020-05-09T23:44:04.45</dc:date>
    <meta:editing-duration>PT16M58S</meta:editing-duration>
    <meta:generator>OpenOffice/4.1.7$Win32 OpenOffice.org_project/417m1$Build-9800</meta:generator>
    <meta:document-statistic meta:table-count="0" meta:image-count="0" meta:object-count="0" meta:page-count="6" meta:paragraph-count="24" meta:word-count="687" meta:character-count="64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